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cMethodInParentWithNonPublicTypeInSignatureTest.java_object_cre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MethodInParentWithNonPublicTypeInSignatureTest.should_not_fail_when_instantia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